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472in" style:line-height-at-least="0.25in" fo:text-indent="0in" style:auto-text-indent="false" style:text-autospace="none"/>
      <style:text-properties style:use-window-font-color="true" style:font-name="Verdana" fo:font-size="12pt" style:font-name-asian="Verdana" style:font-size-asian="12pt" style:font-name-complex="Verdana" style:font-size-complex="12pt"/>
    </style:style>
    <style:style style:name="P2" style:family="paragraph" style:parent-style-name="Standard">
      <style:paragraph-properties fo:margin-left="0in" fo:margin-right="0.472in" style:line-height-at-least="0.25in" fo:text-indent="0in" style:auto-text-indent="false" style:text-autospace="none"/>
      <style:text-properties style:use-window-font-color="true" style:font-name="Verdana" fo:font-size="12pt" style:font-name-asian="Verdana" style:font-size-asian="12pt" style:font-name-complex="Verdana" style:font-size-complex="12pt"/>
    </style:style>
    <style:style style:name="P3" style:family="paragraph" style:parent-style-name="Standard">
      <style:paragraph-properties fo:margin-left="0in" fo:margin-right="0.472in" style:line-height-at-least="0.25in" fo:text-indent="0in" style:auto-text-indent="false" style:text-autospace="none"/>
      <style:text-properties style:use-window-font-color="true" style:font-name="Verdana" fo:font-size="12pt" style:font-name-asian="Verdana" style:font-size-asian="12pt" style:font-name-complex="Verdana" style:font-size-complex="12pt"/>
    </style:style>
  </office:automatic-styles>
  <office:body>
    <office:text text:use-soft-page-breaks="true">
      <text:tracked-changes>
        <text:changed-region text:id="ct812557200">
          <text:insertion>
            <office:change-info>
              <dc:creator>Ashok Hariharan</dc:creator>
              <dc:date>2010-02-09T12:40:00</dc:date>
            </office:change-info>
          </text:insertion>
        </text:changed-region>
        <text:changed-region text:id="ct812564784">
          <text:deletion>
            <office:change-info>
              <dc:creator>Ashok Hariharan</dc:creator>
              <dc:date>2010-02-09T12:40:00</dc:date>
            </office:change-info>
            <text:p text:style-name="P1">7</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ay of the Triffids</text:h>
      <text:p text:style-name="P1"/>
      <text:p text:style-name="P1">When a day that you happen to know is Wednesday starts off by sounding like Sunday, there is something seriously wrong somewhere.  I felt that from the moment I woke. And yet, when I started functioning a little more smartly, I became doubtful. After all, the odds were that it was I who was wrong, and not everyone else—though I did not see how that could be. I went on waiting, tinged with doubt. </text:p>
      <text:p text:style-name="P1"/>
      <text:p text:style-name="P1">But presently I had my first bit of objective evidence—a distant clock struck what sounded to me just like eight. I listened hard and suspiciously. Soon another clock began, on a hard, decisive note. In a leisurely fashion it gave an indisputable eight. Then I knew things were awry. </text:p>
      <text:p text:style-name="P1"/>
      <text:p text:style-name="P1"> The way I came to miss the end of the world—well, the end of the world I had known for close on thirty years—was sheer accident: like a lot of survival, when you come to think of it. In the nature of things a good many somebodies are always in hospital, and the law of averages had picked on me to be one of them a week or so before. It might just as easily have been the week before that—in which case I’d not be writing now: I’d not be here at all. But chance played it not only that I should be in hospital at that particular time, but that my eyes, and indeed my whole head, should be wreathed in bandages—and that’s why I have to be grateful to whoever orders these averages. At the time, however, I was only peevish, wondering what in thunder went on, for I had been in the place long enough to know that, next to the matron, the clock is the most sacred thing in a hospital.  </text:p>
      <text:p text:style-name="P1"/>
      <text:p text:style-name="P1">Without a clock the place simply couldn’t work. Each second there’s someone consulting it on births, deaths, doses, meals, lights, talking, working, sleeping, resting, visiting, dressing, washing—and hitherto it had decreed that someone should begin to wash and tidy me up at exactly three minutes after <text:change-start text:change-id="ct812557200"/>8<text:change-end text:change-id="ct812557200"/><text:change text:change-id="ct812564784"/> a.m. </text:p>
      <text:p text:style-name="P1"/>
      <text:p text:style-name="P1">That was one of the best reasons I had for appreciating a private room. In a public ward the messy proceeding would have taken place a whole unnecessary hour earlier. But here, today, clocks of varying reliability were continuing to strike eight in all directions—and still nobody had <text:soft-page-break/>shown up.  </text:p>
      <text:p text:style-name="P1"/>
      <text:p text:style-name="P1">Much as I disliked the sponging process, and useless as it had been to suggest that the help of a guiding hand as far as the bathroom could eliminate it, its failure to occur was highly disconcerting. Besides, it was normally a close forerunner of breakfast, and I was feeling hungry.  Probably I would have been aggrieved about it any morning, but today, this Wednesday, May 8, was an occasion of particular personal importance. I was doubly anxious to get all the fuss and routine over because this was the day they were going to take off my band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shok Hariharan</meta:initial-creator>
    <meta:creation-date>2010-02-09T12:00:01</meta:creation-date>
    <dc:date>2010-02-09T12:40:28</dc:date>
    <dc:creator>Ashok Hariharan</dc:creator>
    <meta:editing-duration>PT00H10M41S</meta:editing-duration>
    <meta:editing-cycles>6</meta:editing-cycles>
    <meta:generator>OpenOffice.org/3.1$Unix OpenOffice.org_project/310m19$Build-9420</meta:generator>
    <meta:document-statistic meta:table-count="0" meta:image-count="0" meta:object-count="0" meta:page-count="2" meta:paragraph-count="8" meta:word-count="501" meta:character-count="2747"/>
    <meta:user-defined meta:name="BungeniDocAuthor">Clerk</meta:user-defined>
    <meta:user-defined meta:name="BungeniDocOwner">Danson Gemo</meta:user-defined>
  </office:meta>
</office:document-meta>
</file>